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a13061" officeooo:paragraph-rsid="04a13061"/>
    </style:style>
    <style:style style:name="P6" style:family="paragraph" style:parent-style-name="Text_20_body">
      <style:text-properties officeooo:rsid="04a4b29e" officeooo:paragraph-rsid="04a4b29e"/>
    </style:style>
    <style:style style:name="P7" style:family="paragraph" style:parent-style-name="Text_20_body">
      <style:text-properties officeooo:rsid="04a581bd" officeooo:paragraph-rsid="04a581bd"/>
    </style:style>
    <style:style style:name="P8" style:family="paragraph" style:parent-style-name="Text_20_body">
      <style:text-properties officeooo:rsid="04af5c84" officeooo:paragraph-rsid="04af5c84"/>
    </style:style>
    <style:style style:name="P9" style:family="paragraph" style:parent-style-name="Text_20_body">
      <style:text-properties officeooo:rsid="04af5c84" officeooo:paragraph-rsid="04b02afd"/>
    </style:style>
    <style:style style:name="P10" style:family="paragraph" style:parent-style-name="Text_20_body">
      <style:text-properties officeooo:rsid="04b02afd" officeooo:paragraph-rsid="04b02afd"/>
    </style:style>
    <style:style style:name="P11" style:family="paragraph" style:parent-style-name="Text_20_body">
      <style:text-properties officeooo:rsid="04b8121c" officeooo:paragraph-rsid="04b8121c"/>
    </style:style>
    <style:style style:name="P12" style:family="paragraph" style:parent-style-name="Text_20_body">
      <style:text-properties officeooo:rsid="04d0d5e3" officeooo:paragraph-rsid="04d0d5e3"/>
    </style:style>
    <style:style style:name="P13" style:family="paragraph" style:parent-style-name="Text_20_body">
      <style:text-properties officeooo:rsid="04d45578" officeooo:paragraph-rsid="04fe5cf0"/>
    </style:style>
    <style:style style:name="P14" style:family="paragraph" style:parent-style-name="Text_20_body">
      <style:text-properties officeooo:rsid="04dacaf5" officeooo:paragraph-rsid="04fe5cf0"/>
    </style:style>
    <style:style style:name="P15" style:family="paragraph" style:parent-style-name="Text_20_body">
      <style:text-properties officeooo:rsid="04eeb64d" officeooo:paragraph-rsid="04eeb64d"/>
    </style:style>
    <style:style style:name="P16" style:family="paragraph" style:parent-style-name="Text_20_body">
      <style:text-properties officeooo:rsid="050fce88" officeooo:paragraph-rsid="050fce88"/>
    </style:style>
    <style:style style:name="P17" style:family="paragraph" style:parent-style-name="Text_20_body">
      <style:text-properties officeooo:rsid="05129952" officeooo:paragraph-rsid="05129952"/>
    </style:style>
    <style:style style:name="P18" style:family="paragraph" style:parent-style-name="Text_20_body">
      <style:text-properties officeooo:rsid="0515d7b5" officeooo:paragraph-rsid="0515d7b5"/>
    </style:style>
    <style:style style:name="P19" style:family="paragraph" style:parent-style-name="Heading_20_2">
      <style:text-properties officeooo:paragraph-rsid="03f4cd97"/>
    </style:style>
    <style:style style:name="P20" style:family="paragraph" style:parent-style-name="Heading_20_2">
      <style:text-properties officeooo:rsid="04e18b02" officeooo:paragraph-rsid="04fe5cf0"/>
    </style:style>
    <style:style style:name="P21" style:family="paragraph" style:parent-style-name="Heading_20_2">
      <style:text-properties officeooo:rsid="04e65c9c" officeooo:paragraph-rsid="04e65c9c"/>
    </style:style>
    <style:style style:name="P22" style:family="paragraph" style:parent-style-name="Heading_20_2">
      <style:text-properties officeooo:rsid="04e6d15b" officeooo:paragraph-rsid="04e8bfc6"/>
    </style:style>
    <style:style style:name="P23" style:family="paragraph" style:parent-style-name="Heading_20_2">
      <style:text-properties officeooo:rsid="04ebfafe" officeooo:paragraph-rsid="04f0d3f1"/>
    </style:style>
    <style:style style:name="P24" style:family="paragraph" style:parent-style-name="Heading_20_2">
      <style:text-properties officeooo:rsid="04eee793" officeooo:paragraph-rsid="0501427f"/>
    </style:style>
    <style:style style:name="P25" style:family="paragraph" style:parent-style-name="Heading_20_2">
      <style:text-properties officeooo:rsid="04f0fe59" officeooo:paragraph-rsid="04f0fe59"/>
    </style:style>
    <style:style style:name="P26" style:family="paragraph" style:parent-style-name="Heading_20_2">
      <style:text-properties officeooo:rsid="05033681" officeooo:paragraph-rsid="05033681"/>
    </style:style>
    <style:style style:name="P27" style:family="paragraph" style:parent-style-name="Heading_20_2">
      <style:text-properties officeooo:rsid="050a0f88" officeooo:paragraph-rsid="050a0f88"/>
    </style:style>
    <style:style style:name="P28" style:family="paragraph" style:parent-style-name="Heading_20_2">
      <style:text-properties officeooo:rsid="050a9741" officeooo:paragraph-rsid="050a9741"/>
    </style:style>
    <style:style style:name="P29" style:family="paragraph" style:parent-style-name="Heading_20_2">
      <style:text-properties officeooo:rsid="050abd1e" officeooo:paragraph-rsid="050abd1e"/>
    </style:style>
    <style:style style:name="P30" style:family="paragraph" style:parent-style-name="Heading_20_2">
      <style:text-properties officeooo:rsid="050fce88" officeooo:paragraph-rsid="050fce88"/>
    </style:style>
    <style:style style:name="P31" style:family="paragraph" style:parent-style-name="Standard">
      <style:text-properties officeooo:rsid="04a13061" officeooo:paragraph-rsid="04a13061"/>
    </style:style>
    <style:style style:name="P32" style:family="paragraph" style:parent-style-name="Standard">
      <style:text-properties officeooo:rsid="04a28931" officeooo:paragraph-rsid="04a28931"/>
    </style:style>
    <style:style style:name="P33" style:family="paragraph" style:parent-style-name="Standard">
      <style:text-properties officeooo:rsid="04d0d5e3" officeooo:paragraph-rsid="04d0d5e3"/>
    </style:style>
    <style:style style:name="P34" style:family="paragraph" style:parent-style-name="Standard">
      <style:paragraph-properties fo:text-align="start" style:justify-single-word="false" style:writing-mode="lr-tb"/>
      <style:text-properties officeooo:rsid="04a28931" officeooo:paragraph-rsid="04a28931"/>
    </style:style>
    <style:style style:name="P35" style:family="paragraph" style:parent-style-name="כותרת_20_ותוכן_7e_LT_7e_Gliederung_20_1">
      <style:paragraph-properties fo:text-align="start" style:justify-single-word="false" style:writing-mode="lr-tb"/>
      <style:text-properties fo:font-size="12pt" fo:font-weight="normal" officeooo:rsid="04aefc2c" officeooo:paragraph-rsid="04b02afd" style:font-size-asian="12pt" style:font-weight-asian="normal" style:font-size-complex="12pt" style:font-weight-complex="normal"/>
    </style:style>
    <style:style style:name="P36" style:family="paragraph" style:parent-style-name="כותרת_20_ותוכן_7e_LT_7e_Gliederung_20_1">
      <style:paragraph-properties fo:text-align="start" style:justify-single-word="false" style:writing-mode="lr-tb"/>
      <style:text-properties fo:font-size="12pt" fo:font-weight="normal" officeooo:rsid="04b31825" officeooo:paragraph-rsid="04b31825" style:font-size-asian="12pt" style:font-weight-asian="normal" style:font-size-complex="12pt" style:font-weight-complex="normal"/>
    </style:style>
    <style:style style:name="P37" style:family="paragraph" style:parent-style-name="כותרת_20_ותוכן_7e_LT_7e_Gliederung_20_1">
      <style:paragraph-properties fo:text-align="start" style:justify-single-word="false" style:writing-mode="lr-tb"/>
      <style:text-properties style:font-name="Consolas" fo:font-size="12pt" fo:font-weight="normal" officeooo:rsid="04aefc2c" officeooo:paragraph-rsid="04ce931e" style:font-size-asian="12pt" style:font-weight-asian="normal" style:font-size-complex="12pt" style:font-weight-complex="normal"/>
    </style:style>
    <style:style style:name="P38" style:family="paragraph" style:parent-style-name="Text_20_body">
      <style:paragraph-properties fo:text-align="end" style:justify-single-word="false" style:writing-mode="rl-tb"/>
      <style:text-properties fo:font-size="12pt" officeooo:rsid="04ab5504" officeooo:paragraph-rsid="04ab5504" style:font-size-asian="12pt" style:font-size-complex="12pt"/>
    </style:style>
    <style:style style:name="P39" style:family="paragraph" style:parent-style-name="Text_20_body">
      <style:paragraph-properties fo:text-align="end" style:justify-single-word="false" style:writing-mode="rl-tb"/>
      <style:text-properties fo:font-size="12pt" fo:font-weight="normal" officeooo:rsid="04b31825" officeooo:paragraph-rsid="04b31825" style:font-size-asian="12pt" style:font-weight-asian="normal" style:font-size-complex="12pt" style:font-weight-complex="normal"/>
    </style:style>
    <style:style style:name="P40" style:family="paragraph" style:parent-style-name="Text_20_body">
      <style:paragraph-properties fo:text-align="end" style:justify-single-word="false" style:writing-mode="rl-tb"/>
      <style:text-properties fo:font-size="12pt" fo:font-style="italic" fo:font-weight="normal" officeooo:rsid="04b9b16d" officeooo:paragraph-rsid="04b9b16d" style:font-size-asian="12pt" style:font-style-asian="italic" style:font-weight-asian="normal" style:font-size-complex="12pt" style:font-style-complex="italic" style:font-weight-complex="normal"/>
    </style:style>
    <style:style style:name="P41" style:family="paragraph" style:parent-style-name="Text_20_body">
      <style:paragraph-properties fo:text-align="end" style:justify-single-word="false" style:writing-mode="rl-tb"/>
      <style:text-properties officeooo:paragraph-rsid="04b9b16d"/>
    </style:style>
    <style:style style:name="P42" style:family="paragraph" style:parent-style-name="Text_20_body">
      <style:paragraph-properties fo:text-align="end" style:justify-single-word="false" style:writing-mode="rl-tb"/>
      <style:text-properties style:font-name="Consolas" fo:font-size="12pt" officeooo:rsid="04ad50fe" officeooo:paragraph-rsid="04ad50fe" style:font-size-asian="12pt" style:font-size-complex="12pt"/>
    </style:style>
    <style:style style:name="P43" style:family="paragraph" style:parent-style-name="Text_20_body">
      <style:paragraph-properties fo:text-align="end" style:justify-single-word="false" style:writing-mode="rl-tb"/>
      <style:text-properties style:font-name="Consolas" fo:font-size="12pt" officeooo:rsid="04aefc2c" officeooo:paragraph-rsid="04aefc2c" style:font-size-asian="12pt" style:font-size-complex="12pt"/>
    </style:style>
    <style:style style:name="P44" style:family="paragraph" style:parent-style-name="Text_20_body">
      <style:paragraph-properties fo:text-align="end" style:justify-single-word="false" style:writing-mode="rl-tb"/>
      <style:text-properties style:font-name="Consolas" fo:font-size="12pt" fo:font-weight="normal" officeooo:rsid="04b02afd" officeooo:paragraph-rsid="04b02afd" style:font-size-asian="12pt" style:font-weight-asian="normal" style:font-size-complex="12pt" style:font-weight-complex="normal"/>
    </style:style>
    <style:style style:name="P45" style:family="paragraph" style:parent-style-name="Text_20_body">
      <style:paragraph-properties fo:text-align="end" style:justify-single-word="false" style:writing-mode="rl-tb"/>
      <style:text-properties style:font-name="Consolas" fo:font-size="12pt" fo:font-weight="normal" officeooo:rsid="04b19cde" officeooo:paragraph-rsid="04b19cde" style:font-size-asian="12pt" style:font-weight-asian="normal" style:font-size-complex="12pt" style:font-weight-complex="normal"/>
    </style:style>
    <style:style style:name="P46" style:family="paragraph" style:parent-style-name="Text_20_body">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47" style:family="paragraph" style:parent-style-name="Text_20_body">
      <style:paragraph-properties fo:text-align="end" style:justify-single-word="false" style:writing-mode="rl-tb"/>
      <style:text-properties officeooo:rsid="04d2ac36" officeooo:paragraph-rsid="04d2ac36"/>
    </style:style>
    <style:style style:name="P48" style:family="paragraph" style:parent-style-name="Text_20_body">
      <style:paragraph-properties fo:text-align="end" style:justify-single-word="false" style:writing-mode="rl-tb"/>
      <style:text-properties officeooo:rsid="04d9b344" officeooo:paragraph-rsid="04fe5cf0"/>
    </style:style>
    <style:style style:name="P49" style:family="paragraph" style:parent-style-name="Text_20_body">
      <style:paragraph-properties fo:text-align="end" style:justify-single-word="false" style:writing-mode="rl-tb"/>
      <style:text-properties officeooo:rsid="04dacaf5" officeooo:paragraph-rsid="04fe5cf0"/>
    </style:style>
    <style:style style:name="P50" style:family="paragraph" style:parent-style-name="Heading_20_3">
      <style:paragraph-properties fo:text-align="end" style:justify-single-word="false" style:writing-mode="rl-tb"/>
      <style:text-properties fo:font-size="16pt" fo:font-weight="bold" officeooo:rsid="04c7fb68" officeooo:paragraph-rsid="04c7fb68" style:font-size-asian="16pt" style:font-weight-asian="bold" style:font-size-complex="16pt" style:font-weight-complex="bold"/>
    </style:style>
    <style:style style:name="P51" style:family="paragraph" style:parent-style-name="Standard">
      <style:paragraph-properties fo:text-align="end" style:justify-single-word="false" style:writing-mode="rl-tb"/>
      <style:text-properties officeooo:rsid="04a2bd50" officeooo:paragraph-rsid="04a2bd50"/>
    </style:style>
    <style:style style:name="P52" style:family="paragraph" style:parent-style-name="Standard">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53" style:family="paragraph" style:parent-style-name="Standard">
      <style:paragraph-properties fo:text-align="end" style:justify-single-word="false" style:writing-mode="rl-tb"/>
      <style:text-properties officeooo:rsid="04d76e15" officeooo:paragraph-rsid="04fe5cf0"/>
    </style:style>
    <style:style style:name="P54" style:family="paragraph" style:parent-style-name="Standard">
      <style:paragraph-properties fo:text-align="end" style:justify-single-word="false" style:writing-mode="rl-tb"/>
      <style:text-properties officeooo:rsid="04d8ec25" officeooo:paragraph-rsid="04d8ec25"/>
    </style:style>
    <style:style style:name="P55" style:family="paragraph" style:parent-style-name="כותרת_20_ותוכן_7e_LT_7e_Gliederung_20_1">
      <style:text-properties fo:font-size="12pt" officeooo:rsid="04a13061" officeooo:paragraph-rsid="04a13061" style:font-size-asian="12pt" style:font-size-complex="12pt"/>
    </style:style>
    <style:style style:name="P56" style:family="paragraph" style:parent-style-name="כותרת_20_ותוכן_7e_LT_7e_Gliederung_20_1">
      <style:text-properties fo:font-size="12pt" officeooo:rsid="04a581bd" officeooo:paragraph-rsid="04a581bd" style:font-size-asian="12pt" style:font-size-complex="12pt"/>
    </style:style>
    <style:style style:name="P57" style:family="paragraph" style:parent-style-name="כותרת_20_ותוכן_7e_LT_7e_Gliederung_20_1">
      <style:text-properties fo:font-size="12pt" officeooo:paragraph-rsid="04d0d5e3" style:font-size-asian="12pt" style:font-size-complex="12pt"/>
    </style:style>
    <style:style style:name="P58" style:family="paragraph" style:parent-style-name="כותרת_20_ותוכן_7e_LT_7e_Gliederung_20_1">
      <style:text-properties fo:font-size="12pt" officeooo:rsid="04d0eec2" officeooo:paragraph-rsid="04d0eec2" style:font-size-asian="12pt" style:font-size-complex="12pt"/>
    </style:style>
    <style:style style:name="P59" style:family="paragraph" style:parent-style-name="כותרת_20_ותוכן_7e_LT_7e_Gliederung_20_1">
      <style:text-properties fo:font-size="12pt" officeooo:rsid="04d208b6" officeooo:paragraph-rsid="04d208b6" style:font-size-asian="12pt" style:font-size-complex="12pt"/>
    </style:style>
    <style:style style:name="P60"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fo:font-size="12pt" style:font-size-asian="12pt" style:font-size-complex="12pt"/>
    </style:style>
    <style:style style:name="P61"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style:font-name="Consolas" fo:font-size="12pt" style:font-size-asian="12pt" style:font-size-complex="12pt"/>
    </style:style>
    <style:style style:name="P62"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d8b1" officeooo:paragraph-rsid="04b5d8b1" style:font-size-asian="12pt" style:font-weight-asian="normal" style:font-size-complex="12pt" style:font-weight-complex="normal"/>
    </style:style>
    <style:style style:name="P63"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e863" officeooo:paragraph-rsid="04b5e863" style:font-size-asian="12pt" style:font-weight-asian="normal" style:font-size-complex="12pt" style:font-weight-complex="normal"/>
    </style:style>
    <style:style style:name="P64"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Consolas" fo:font-size="12pt" fo:font-weight="normal" officeooo:rsid="04b5e863" officeooo:paragraph-rsid="04b5e863" style:font-size-asian="12pt" style:font-weight-asian="normal" style:font-size-complex="12pt" style:font-weight-complex="normal"/>
    </style:style>
    <style:style style:name="P65" style:family="paragraph" style:parent-style-name="Heading_20_3">
      <style:text-properties officeooo:rsid="04d45578" officeooo:paragraph-rsid="04fe5cf0"/>
    </style:style>
    <style:style style:name="P66" style:family="paragraph" style:parent-style-name="Heading_20_3">
      <style:text-properties officeooo:rsid="04fbb5af" officeooo:paragraph-rsid="04fbb5af"/>
    </style:style>
    <style:style style:name="P67" style:family="paragraph" style:parent-style-name="כותרת_20_ותוכן_7e_LT_7e_Gliederung_20_1">
      <style:paragraph-properties fo:margin-top="0.078in" fo:margin-bottom="0in" loext:contextual-spacing="false" fo:text-align="start" style:justify-single-word="false" style:writing-mode="lr-tb"/>
      <style:text-properties officeooo:rsid="04d45578" officeooo:paragraph-rsid="04fe5cf0"/>
    </style:style>
    <style:style style:name="P68" style:family="paragraph" style:parent-style-name="כותרת_20_ותוכן_7e_LT_7e_Gliederung_20_1">
      <style:paragraph-properties fo:margin-top="0.078in" fo:margin-bottom="0in" loext:contextual-spacing="false" fo:text-align="start" style:justify-single-word="false" style:writing-mode="lr-tb"/>
      <style:text-properties officeooo:rsid="04d45578" officeooo:paragraph-rsid="0505f4de"/>
    </style:style>
    <style:style style:name="P69" style:family="paragraph" style:parent-style-name="כותרת_20_ותוכן_7e_LT_7e_Gliederung_20_1">
      <style:paragraph-properties fo:margin-top="0.078in" fo:margin-bottom="0in" loext:contextual-spacing="false" fo:text-align="start" style:justify-single-word="false" style:writing-mode="lr-tb"/>
      <style:text-properties officeooo:rsid="04d76e15" officeooo:paragraph-rsid="04fe5cf0"/>
    </style:style>
    <style:style style:name="P70" style:family="paragraph" style:parent-style-name="כותרת_20_ותוכן_7e_LT_7e_Gliederung_20_1">
      <style:paragraph-properties fo:margin-top="0.078in" fo:margin-bottom="0in" loext:contextual-spacing="false" fo:text-align="end" style:justify-single-word="false" style:writing-mode="rl-tb"/>
      <style:text-properties officeooo:rsid="04dacaf5" officeooo:paragraph-rsid="04fe5cf0" style:font-name-complex="David CLM1"/>
    </style:style>
    <style:style style:name="P71" style:family="paragraph" style:parent-style-name="Standard">
      <style:paragraph-properties fo:text-align="end" style:justify-single-word="false" style:writing-mode="rl-tb"/>
      <style:text-properties officeooo:rsid="04d9b344" officeooo:paragraph-rsid="04fe5cf0"/>
    </style:style>
    <style:style style:name="P72" style:family="paragraph" style:parent-style-name="Text_20_body" style:list-style-name="L1">
      <style:text-properties officeooo:rsid="04b8121c" officeooo:paragraph-rsid="04b8121c"/>
    </style:style>
    <style:style style:name="P73" style:family="paragraph" style:parent-style-name="Text_20_body" style:list-style-name="L1">
      <style:text-properties officeooo:rsid="04b81866" officeooo:paragraph-rsid="04b81866"/>
    </style:style>
    <style:style style:name="P74" style:family="paragraph" style:parent-style-name="Text_20_body" style:list-style-name="L3">
      <style:text-properties officeooo:paragraph-rsid="03f4cd97"/>
    </style:style>
    <style:style style:name="P75" style:family="paragraph" style:parent-style-name="Text_20_body" style:list-style-name="L3">
      <style:text-properties officeooo:rsid="04eeb64d" officeooo:paragraph-rsid="04eeb64d"/>
    </style:style>
    <style:style style:name="P76" style:family="paragraph" style:parent-style-name="Text_20_body" style:list-style-name="L3">
      <style:text-properties officeooo:rsid="05135141" officeooo:paragraph-rsid="05135141"/>
    </style:style>
    <style:style style:name="P77" style:family="paragraph" style:parent-style-name="Text_20_body">
      <style:text-properties officeooo:rsid="05173bce" officeooo:paragraph-rsid="05173bce"/>
    </style:style>
    <style:style style:name="P78" style:family="paragraph" style:parent-style-name="Text_20_body">
      <style:paragraph-properties fo:text-align="end" style:justify-single-word="false" style:writing-mode="rl-tb"/>
      <style:text-properties style:font-name="Consolas" fo:font-size="12pt" officeooo:rsid="04e36a88" officeooo:paragraph-rsid="04d2ac36" style:font-size-asian="12pt" style:font-name-complex="David CLM1" style:font-size-complex="12pt"/>
    </style:style>
    <style:style style:name="P79" style:family="paragraph" style:parent-style-name="Heading_20_1">
      <style:text-properties officeooo:rsid="0453d4d8" officeooo:paragraph-rsid="0453d4d8"/>
    </style:style>
    <style:style style:name="P80" style:family="paragraph" style:parent-style-name="Heading_20_2">
      <style:text-properties style:font-name="Consolas" fo:font-size="12pt" officeooo:rsid="04e6d15b" officeooo:paragraph-rsid="04e6d15b" style:font-size-asian="12pt" style:font-name-complex="David CLM1" style:font-size-complex="12pt"/>
    </style:style>
    <style:style style:name="P81" style:family="paragraph" style:parent-style-name="Heading_20_2">
      <style:text-properties style:font-name="Consolas" fo:font-size="12pt" officeooo:rsid="04e8bfc6" officeooo:paragraph-rsid="04e8bfc6" style:font-size-asian="12pt" style:font-name-complex="David CLM1" style:font-size-complex="12pt"/>
    </style:style>
    <style:style style:name="P82" style:family="paragraph" style:parent-style-name="Heading_20_2">
      <style:text-properties style:font-name="Consolas" fo:font-size="12pt" officeooo:rsid="04f9fdc4" officeooo:paragraph-rsid="04f0fe59" style:font-size-asian="12pt" style:font-name-complex="David CLM1" style:font-size-complex="12pt"/>
    </style:style>
    <style:style style:name="P83" style:family="paragraph" style:parent-style-name="Heading_20_2">
      <style:text-properties style:font-name="Consolas" fo:font-size="12pt" officeooo:rsid="04f9fdc4" officeooo:paragraph-rsid="04fe5cf0" style:font-size-asian="12pt" style:font-name-complex="David CLM1" style:font-size-complex="12pt"/>
    </style:style>
    <style:style style:name="P84" style:family="paragraph" style:parent-style-name="Heading_20_2" style:list-style-name="L2">
      <style:text-properties style:font-name="Consolas" fo:font-size="12pt" officeooo:rsid="04e36a88" officeooo:paragraph-rsid="04fe5cf0" style:font-size-asian="12pt" style:font-name-complex="David CLM1" style:font-size-complex="12pt"/>
    </style:style>
    <style:style style:name="P85" style:family="paragraph" style:parent-style-name="Heading_20_2">
      <style:text-properties style:font-name="Consolas" fo:font-size="12pt" officeooo:rsid="05173bce" officeooo:paragraph-rsid="05173bce" style:font-size-asian="12pt" style:font-name-complex="David CLM1" style:font-size-complex="12pt"/>
    </style:style>
    <style:style style:name="P86" style:family="paragraph" style:parent-style-name="Heading_20_2">
      <style:text-properties style:font-name="Consolas" fo:font-size="12pt" officeooo:rsid="05173bce" officeooo:paragraph-rsid="05184f91" style:font-size-asian="12pt" style:font-name-complex="David CLM1" style:font-size-complex="12pt"/>
    </style:style>
    <style:style style:name="P87" style:family="paragraph" style:parent-style-name="Heading_20_2" style:list-style-name="L2">
      <style:text-properties officeooo:rsid="04e36a88" officeooo:paragraph-rsid="04fe5cf0"/>
    </style:style>
    <style:style style:name="P88" style:family="paragraph" style:parent-style-name="כותרת_20_ותוכן_7e_LT_7e_Gliederung_20_1">
      <style:text-properties style:font-name="Consolas" fo:font-size="12pt" officeooo:rsid="04d0eec2" officeooo:paragraph-rsid="04d0eec2" style:font-size-asian="12pt" style:font-size-complex="12pt"/>
    </style:style>
    <style:style style:name="T1" style:family="text">
      <style:text-properties fo:font-weight="bold" style:font-weight-asian="bold" style:font-weight-complex="bold"/>
    </style:style>
    <style:style style:name="T2" style:family="text">
      <style:text-properties officeooo:rsid="033bd0c4"/>
    </style:style>
    <style:style style:name="T3" style:family="text">
      <style:text-properties officeooo:rsid="0453d4d8"/>
    </style:style>
    <style:style style:name="T4" style:family="text">
      <style:text-properties fo:color="#0000ff" style:font-name="Consolas"/>
    </style:style>
    <style:style style:name="T5" style:family="text">
      <style:text-properties fo:color="#0000ff" style:font-name="Consolas" fo:font-size="12pt" style:font-size-asian="12pt" style:font-size-complex="12pt"/>
    </style:style>
    <style:style style:name="T6" style:family="text">
      <style:text-properties fo:color="#0000ff" style:font-name="Consolas" fo:font-size="12pt" officeooo:rsid="04dacaf5" style:font-size-asian="12pt" style:font-size-complex="12pt"/>
    </style:style>
    <style:style style:name="T7" style:family="text">
      <style:text-properties fo:color="#0000ff" style:font-name="Consolas" fo:font-size="12pt" officeooo:rsid="0506db9e" style:font-size-asian="12pt" style:font-size-complex="12pt"/>
    </style:style>
    <style:style style:name="T8" style:family="text">
      <style:text-properties style:font-name="Consolas"/>
    </style:style>
    <style:style style:name="T9" style:family="text">
      <style:text-properties style:font-name="Consolas" fo:font-weight="bold" style:font-weight-asian="bold"/>
    </style:style>
    <style:style style:name="T10" style:family="text">
      <style:text-properties style:font-name="Consolas" fo:font-weight="bold" style:font-weight-asian="bold" style:font-weight-complex="bold"/>
    </style:style>
    <style:style style:name="T11" style:family="text">
      <style:text-properties style:font-name="Consolas" officeooo:rsid="04aa1cf9"/>
    </style:style>
    <style:style style:name="T12" style:family="text">
      <style:text-properties style:font-name="Consolas" officeooo:rsid="04ad50fe"/>
    </style:style>
    <style:style style:name="T13" style:family="text">
      <style:text-properties style:font-name="Consolas" officeooo:rsid="04b02afd"/>
    </style:style>
    <style:style style:name="T14" style:family="text">
      <style:text-properties style:font-name="Consolas" officeooo:rsid="04b46740"/>
    </style:style>
    <style:style style:name="T15" style:family="text">
      <style:text-properties style:font-name="Consolas" officeooo:rsid="04b7d2bf"/>
    </style:style>
    <style:style style:name="T16" style:family="text">
      <style:text-properties style:font-name="Consolas" officeooo:rsid="04af5c84"/>
    </style:style>
    <style:style style:name="T17" style:family="text">
      <style:text-properties style:font-name="Consolas" officeooo:rsid="04b91fbf"/>
    </style:style>
    <style:style style:name="T18" style:family="text">
      <style:text-properties style:font-name="Consolas" officeooo:rsid="04ce931e"/>
    </style:style>
    <style:style style:name="T19" style:family="text">
      <style:text-properties style:font-name="Consolas" officeooo:rsid="04cf0b0c"/>
    </style:style>
    <style:style style:name="T20" style:family="text">
      <style:text-properties style:font-name="Consolas" officeooo:rsid="04cfc10b"/>
    </style:style>
    <style:style style:name="T21" style:family="text">
      <style:text-properties style:font-name="Consolas" officeooo:rsid="04d02943"/>
    </style:style>
    <style:style style:name="T22" style:family="text">
      <style:text-properties style:font-name="Consolas" officeooo:rsid="04d0eec2"/>
    </style:style>
    <style:style style:name="T23" style:family="text">
      <style:text-properties style:font-name="Consolas" officeooo:rsid="04d0d5e3"/>
    </style:style>
    <style:style style:name="T24" style:family="text">
      <style:text-properties style:font-name="Consolas" officeooo:rsid="04d208b6"/>
    </style:style>
    <style:style style:name="T25" style:family="text">
      <style:text-properties style:font-name="Consolas" fo:font-size="12pt" style:font-size-asian="12pt" style:font-size-complex="12pt"/>
    </style:style>
    <style:style style:name="T26" style:family="text">
      <style:text-properties style:font-name="Consolas" fo:font-size="12pt" officeooo:rsid="04d9b344" style:font-size-asian="12pt" style:font-size-complex="12pt"/>
    </style:style>
    <style:style style:name="T27" style:family="text">
      <style:text-properties style:font-name="Consolas" fo:font-size="12pt" officeooo:rsid="04dacaf5" style:font-size-asian="12pt" style:font-size-complex="12pt"/>
    </style:style>
    <style:style style:name="T28" style:family="text">
      <style:text-properties style:font-name="Consolas" fo:font-size="12pt" officeooo:rsid="04dc2f54" style:font-size-asian="12pt" style:font-size-complex="12pt"/>
    </style:style>
    <style:style style:name="T29" style:family="text">
      <style:text-properties style:font-name="Consolas" fo:font-size="12pt" officeooo:rsid="04dcec13" style:font-size-asian="12pt" style:font-size-complex="12pt"/>
    </style:style>
    <style:style style:name="T30" style:family="text">
      <style:text-properties style:font-name="Consolas" fo:font-size="12pt" officeooo:rsid="04dfd8ed" style:font-size-asian="12pt" style:font-size-complex="12pt"/>
    </style:style>
    <style:style style:name="T31" style:family="text">
      <style:text-properties style:font-name="Consolas" fo:font-size="12pt" style:font-size-asian="12pt" style:font-name-complex="David CLM1" style:font-size-complex="12pt"/>
    </style:style>
    <style:style style:name="T32" style:family="text">
      <style:text-properties style:font-name="Consolas" fo:font-size="12pt" officeooo:rsid="04dacaf5" style:font-size-asian="12pt" style:font-name-complex="David CLM1" style:font-size-complex="12pt"/>
    </style:style>
    <style:style style:name="T33" style:family="text">
      <style:text-properties style:font-name="Consolas" fo:font-size="12pt" officeooo:rsid="04e36a88" style:font-size-asian="12pt" style:font-name-complex="David CLM1" style:font-size-complex="12pt"/>
    </style:style>
    <style:style style:name="T34" style:family="text">
      <style:text-properties style:font-name="Consolas" fo:font-size="12pt" officeooo:rsid="04e6d15b" style:font-size-asian="12pt" style:font-name-complex="David CLM1" style:font-size-complex="12pt"/>
    </style:style>
    <style:style style:name="T35" style:family="text">
      <style:text-properties style:font-name="Consolas" fo:font-size="12pt" officeooo:rsid="04e8bfc6" style:font-size-asian="12pt" style:font-name-complex="David CLM1" style:font-size-complex="12pt"/>
    </style:style>
    <style:style style:name="T36" style:family="text">
      <style:text-properties style:font-name="Consolas" fo:font-size="12pt" officeooo:rsid="04ed226f" style:font-size-asian="12pt" style:font-name-complex="David CLM1" style:font-size-complex="12pt"/>
    </style:style>
    <style:style style:name="T37" style:family="text">
      <style:text-properties style:font-name="Consolas" fo:font-size="12pt" officeooo:rsid="04eee793" style:font-size-asian="12pt" style:font-name-complex="David CLM1" style:font-size-complex="12pt"/>
    </style:style>
    <style:style style:name="T38" style:family="text">
      <style:text-properties style:font-name="Consolas" fo:font-size="12pt" officeooo:rsid="04efbbf1" style:font-size-asian="12pt" style:font-name-complex="David CLM1" style:font-size-complex="12pt"/>
    </style:style>
    <style:style style:name="T39" style:family="text">
      <style:text-properties style:font-name="Consolas" fo:font-size="12pt" officeooo:rsid="04f0d3f1" style:font-size-asian="12pt" style:font-name-complex="David CLM1" style:font-size-complex="12pt"/>
    </style:style>
    <style:style style:name="T40" style:family="text">
      <style:text-properties style:font-name="Consolas" fo:font-size="12pt" officeooo:rsid="04f40942" style:font-size-asian="12pt" style:font-name-complex="David CLM1" style:font-size-complex="12pt"/>
    </style:style>
    <style:style style:name="T41" style:family="text">
      <style:text-properties style:font-name="Consolas" fo:font-size="12pt" officeooo:rsid="04f41080" style:font-size-asian="12pt" style:font-name-complex="David CLM1" style:font-size-complex="12pt"/>
    </style:style>
    <style:style style:name="T42" style:family="text">
      <style:text-properties style:font-name="Consolas" fo:font-size="12pt" officeooo:rsid="04f4b71b" style:font-size-asian="12pt" style:font-name-complex="David CLM1" style:font-size-complex="12pt"/>
    </style:style>
    <style:style style:name="T43" style:family="text">
      <style:text-properties style:font-name="Consolas" fo:font-size="12pt" officeooo:rsid="04f6218c" style:font-size-asian="12pt" style:font-name-complex="David CLM1" style:font-size-complex="12pt"/>
    </style:style>
    <style:style style:name="T44" style:family="text">
      <style:text-properties style:font-name="Consolas" fo:font-size="12pt" officeooo:rsid="04f74afe" style:font-size-asian="12pt" style:font-name-complex="David CLM1" style:font-size-complex="12pt"/>
    </style:style>
    <style:style style:name="T45" style:family="text">
      <style:text-properties style:font-name="Consolas" fo:font-size="12pt" officeooo:rsid="04f9fdc4" style:font-size-asian="12pt" style:font-name-complex="David CLM1" style:font-size-complex="12pt"/>
    </style:style>
    <style:style style:name="T46" style:family="text">
      <style:text-properties style:font-name="Consolas" fo:font-size="12pt" officeooo:rsid="0502fc0c" style:font-size-asian="12pt" style:font-name-complex="David CLM1" style:font-size-complex="12pt"/>
    </style:style>
    <style:style style:name="T47" style:family="text">
      <style:text-properties style:font-name="Consolas" fo:font-size="12pt" officeooo:rsid="0508db33" style:font-size-asian="12pt" style:font-name-complex="David CLM1" style:font-size-complex="12pt"/>
    </style:style>
    <style:style style:name="T48" style:family="text">
      <style:text-properties style:font-name="Consolas" fo:font-size="12pt" officeooo:rsid="050a0f88" style:font-size-asian="12pt" style:font-name-complex="David CLM1" style:font-size-complex="12pt"/>
    </style:style>
    <style:style style:name="T49" style:family="text">
      <style:text-properties style:font-name="Consolas" fo:font-size="12pt" officeooo:rsid="050a9741" style:font-size-asian="12pt" style:font-name-complex="David CLM1" style:font-size-complex="12pt"/>
    </style:style>
    <style:style style:name="T50" style:family="text">
      <style:text-properties style:font-name="Consolas" fo:font-size="12pt" officeooo:rsid="050bd0f5" style:font-size-asian="12pt" style:font-name-complex="David CLM1" style:font-size-complex="12pt"/>
    </style:style>
    <style:style style:name="T51" style:family="text">
      <style:text-properties style:font-name="Consolas" fo:font-size="12pt" officeooo:rsid="050c5105" style:font-size-asian="12pt" style:font-name-complex="David CLM1" style:font-size-complex="12pt"/>
    </style:style>
    <style:style style:name="T52" style:family="text">
      <style:text-properties style:font-name="Consolas" fo:font-size="12pt" officeooo:rsid="05134640" style:font-size-asian="12pt" style:font-name-complex="David CLM1" style:font-size-complex="12pt"/>
    </style:style>
    <style:style style:name="T53" style:family="text">
      <style:text-properties style:font-name="Consolas" fo:font-size="12pt" fo:font-weight="bold" style:font-size-asian="12pt" style:font-weight-asian="bold" style:font-name-complex="David CLM1" style:font-size-complex="12pt" style:font-weight-complex="bold"/>
    </style:style>
    <style:style style:name="T54" style:family="text">
      <style:text-properties style:font-name="Consolas" fo:font-size="12pt" fo:font-weight="bold" officeooo:rsid="04f9fdc4" style:font-size-asian="12pt" style:font-weight-asian="bold" style:font-name-complex="David CLM1" style:font-size-complex="12pt" style:font-weight-complex="bold"/>
    </style:style>
    <style:style style:name="T55" style:family="text">
      <style:text-properties style:font-name="Consolas" fo:font-size="12pt" fo:font-weight="normal" style:font-size-asian="12pt" style:font-weight-asian="normal" style:font-name-complex="David CLM1" style:font-size-complex="12pt" style:font-weight-complex="normal"/>
    </style:style>
    <style:style style:name="T56" style:family="text">
      <style:text-properties style:font-name="Consolas" fo:font-size="12pt" fo:font-style="italic" style:font-size-asian="12pt" style:font-style-asian="italic" style:font-name-complex="David CLM1" style:font-size-complex="12pt" style:font-style-complex="italic"/>
    </style:style>
    <style:style style:name="T57" style:family="text">
      <style:text-properties style:font-name="Consolas" fo:font-size="12pt" fo:font-style="italic" officeooo:rsid="050a0f88" style:font-size-asian="12pt" style:font-style-asian="italic" style:font-name-complex="David CLM1" style:font-size-complex="12pt" style:font-style-complex="italic"/>
    </style:style>
    <style:style style:name="T58" style:family="text">
      <style:text-properties style:font-name="Consolas" officeooo:rsid="04d2183e"/>
    </style:style>
    <style:style style:name="T59" style:family="text">
      <style:text-properties officeooo:rsid="04a22748"/>
    </style:style>
    <style:style style:name="T60" style:family="text">
      <style:text-properties officeooo:rsid="04a4b29e"/>
    </style:style>
    <style:style style:name="T61" style:family="text">
      <style:text-properties officeooo:rsid="04a581bd"/>
    </style:style>
    <style:style style:name="T62" style:family="text">
      <style:text-properties fo:color="#ff0000" style:font-name="Consolas" fo:font-weight="bold" style:font-weight-asian="bold"/>
    </style:style>
    <style:style style:name="T63" style:family="text">
      <style:text-properties fo:color="#ff0000" style:font-name="Consolas" fo:font-weight="bold" officeooo:rsid="04ce931e" style:font-weight-asian="bold"/>
    </style:style>
    <style:style style:name="T64" style:family="text">
      <style:text-properties officeooo:rsid="04ab5504"/>
    </style:style>
    <style:style style:name="T65" style:family="text">
      <style:text-properties officeooo:rsid="04af5c84"/>
    </style:style>
    <style:style style:name="T66" style:family="text">
      <style:text-properties officeooo:rsid="04b02afd"/>
    </style:style>
    <style:style style:name="T67" style:family="text">
      <style:text-properties officeooo:rsid="04b81866"/>
    </style:style>
    <style:style style:name="T68" style:family="text">
      <style:text-properties officeooo:rsid="04c912b7"/>
    </style:style>
    <style:style style:name="T69" style:family="text">
      <style:text-properties fo:color="#800080" style:font-name="Consolas" fo:font-size="12pt" officeooo:rsid="04d76e15" style:font-size-asian="12pt" style:font-size-complex="12pt"/>
    </style:style>
    <style:style style:name="T70" style:family="text">
      <style:text-properties fo:color="#800080" style:font-name="Consolas" fo:font-size="12pt" officeooo:rsid="04dacaf5" style:font-size-asian="12pt" style:font-size-complex="12pt"/>
    </style:style>
    <style:style style:name="T71" style:family="text">
      <style:text-properties officeooo:rsid="04d76e15"/>
    </style:style>
    <style:style style:name="T72" style:family="text">
      <style:text-properties style:use-window-font-color="true" style:font-name="Consolas" fo:font-size="12pt" style:font-size-asian="12pt" style:font-size-complex="12pt"/>
    </style:style>
    <style:style style:name="T73" style:family="text">
      <style:text-properties officeooo:rsid="04dacaf5"/>
    </style:style>
    <style:style style:name="T74" style:family="text">
      <style:text-properties officeooo:rsid="04dcec13"/>
    </style:style>
    <style:style style:name="T75" style:family="text">
      <style:text-properties officeooo:rsid="05033681"/>
    </style:style>
    <style:style style:name="T76" style:family="text">
      <style:text-properties officeooo:rsid="05052be0"/>
    </style:style>
    <style:style style:name="T77" style:family="text">
      <style:text-properties officeooo:rsid="050fce88"/>
    </style:style>
    <style:style style:name="T78" style:family="text">
      <style:text-properties officeooo:rsid="051168f2"/>
    </style:style>
    <style:style style:name="T79" style:family="text">
      <style:text-properties officeooo:rsid="05154b7b"/>
    </style:style>
    <style:style style:name="T80" style:family="text">
      <style:text-properties officeooo:rsid="0515d7b5"/>
    </style:style>
    <style:style style:name="T81" style:family="text">
      <style:text-properties officeooo:rsid="05165828"/>
    </style:style>
    <style:style style:name="T82" style:family="text">
      <style:text-properties officeooo:rsid="05184f9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ירושה<text:span text:style-name="T68"> למתקדמים</text:span></text:h>
      <text:p text:style-name="Heading_20_2">הסתרת שיטות</text:p>
      <text:p text:style-name="P5">נניח שבמחלקת הבסיס יש פונקציה f המקבלת פרמטר bool.</text:p>
      <text:p text:style-name="P5">במחלקה היורשת יש פונקציה f המקבלת פרמטר int.</text:p>
      <text:p text:style-name="P5">לכאורה אלו שתי שיטות שונות - יש כאן העמסה ולא החלפה.</text:p>
      <text:p text:style-name="P5">הבעיה היא, שהקומפיילר אוטומטית ממיר bool ל-int. לכן, אם ניצור עצם מהמחלקה היורשת ונקרא ל-f עם true, הקומפיילר ימיר אותו ל-1 ויקרא לשיטה המחליפה - <text:span text:style-name="T59">השיטה </text:span>המחליפה למעשה מסתירה את <text:span text:style-name="T59">השיטה הבסיסית</text:span> ולא מאפשרת לקרוא לה<text:span text:style-name="T59"> ישירות</text:span>.</text:p>
      <text:p text:style-name="P5">פתרון אפשרי הוא, במקום לקרוא לשיטה f לקרוא לשיטה Base::f, למשל:</text:p>
      <text:p text:style-name="P55"><text:span text:style-name="T8"><text:tab/>d.</text:span><text:span text:style-name="T9">Base::f</text:span><text:span text:style-name="T8">(</text:span><text:span text:style-name="T4">true</text:span><text:span text:style-name="T8">);</text:span></text:p>
      <text:p text:style-name="P31">הבעיה, שבמקרה כזה הקומפיילר תמיד יקרא לשיטה של מחלקת הבסיס - גם אם נעביר 5, הוא ימיר אותו ל-true ויקרא לשיטת הבסיס.</text:p>
      <text:p text:style-name="P31"/>
      <text:p text:style-name="P32">מה עושים כדי שהקומפיילר יבחר את השיטה המתאימה לפי סוג הארגומנט? </text:p>
      <text:p text:style-name="P32">-- מוסיפים במחלקה היורשת את ההוראה:</text:p>
      <text:p text:style-name="P34">using Base::f</text:p>
      <text:p text:style-name="P51">זה אומר לקומפיילר, שאנחנו רוצים שבמחלקה היורשת יהיו שתי פונקציות בשם f באותה דרגת חשיבות, כך שהוא יבחר ביניהן רק לפי סוג הארגומנט.</text:p>
      <text:p text:style-name="P51"/>
      <text:p text:style-name="P54">ראו דוגמה בתיקיה 1.</text:p>
      <text:p text:style-name="Heading_20_2">ירושה כפולה</text:p>
      <text:p text:style-name="Text_20_body">ב<text:span text:style-name="T60">שפת ++C, בניגוד לג'אבה, מחלקה אחת יכולה לרשת שתי מחלקות או יותר. </text:span></text:p>
      <text:p text:style-name="P6">דוגמה לשימוש: יש לנו מחלקה המייצגת קובץ קלט ומחלקה המייצגת קובץ פלט. אנחנו רוצים מחלקה המייצגת קובץ שיכול לשמש גם לקלט וגם לפלט.<text:span text:style-name="T61"> </text:span></text:p>
      <text:p text:style-name="P7">איך עושים את זה? פשוט:</text:p>
      <text:p text:style-name="P56"><text:span text:style-name="T4">class </text:span><text:span text:style-name="T18">I</text:span><text:span text:style-name="T8">oFile: </text:span><text:span text:style-name="T62">public </text:span><text:span text:style-name="T63">I</text:span><text:span text:style-name="T62">nputFile, public </text:span><text:span text:style-name="T63">O</text:span><text:span text:style-name="T62">utputFile</text:span><text:span text:style-name="T8">{...}</text:span></text:p>
      <text:p text:style-name="Text_20_body">סדר הבניה והפירוק יהיה לפי הסדר שבו כותבים את המחלקות<text:span text:style-name="T64"> בשורה של הירושה (במקרה זה, InputFile ואז OutputFile).</text:span></text:p>
      <text:p text:style-name="P38"><text:span text:style-name="T11">מ</text:span><text:span text:style-name="T8">ה קורה </text:span><text:span text:style-name="T12">אם יש שיטה המופיעה בשתי המחלקות המורישות (עם אותה חתימה בדיוק)?</text:span></text:p>
      <text:p text:style-name="P42">- במקרה זה הקומפיילר לא יאפשר לנו לקרוא לשיטה הזו - יש כאן אי-בהירות. בדיוק כמו שקורה כשמנסים לגשת לפונקציה מועמסת עם כמה אפשרויות והקומפיילר לא יודע לבחור ביניהן.</text:p>
      <text:p text:style-name="P43">פתרון אפשרי הוא לקרוא ישירות לשיטה שאנחנו רוצים, בעזרת אופרטור ארבע נקודות. למשל, אם בשתי המחלקות המורישות יש שיטה בשם open, אנחנו יכולים לבחור בפירוש למי לקרוא:</text:p>
      <text:p text:style-name="P37">f.<text:span text:style-name="T64">InputFile</text:span>::open(); </text:p>
      <text:p text:style-name="Heading_20_2">ירוש<text:span text:style-name="T65">ת יהלום וירושה וירטואלית</text:span></text:p>
      <text:p text:style-name="P9">ירושת-יהלום היא מצב שבו יש מחלקת בסיס (למשל "קובץ"), שתי מחלקות שיורשות אותה (למשל "קובץ קלט", "קובץ פלט"), ומחלקה רביעית שיורשת את שתיהן ("קובץ קלט ופלט"). <text:s/></text:p>
      <text:p text:style-name="P10">במחלקה הרביעית הזאת, יש <text:span text:style-name="T1">שני </text:span>עותקים של מחלקת הבסיס. זה אומר שכל השדות של מחלקת הבסיס מופיעים פעמיים, וכל השיטות מופיעות פעמיים</text:p>
      <text:p text:style-name="P8">שוב נוצרת כאן אי-בהירות שאפשר לפתור כמו קודם - ע"י פניה ישירות <text:span text:style-name="T66">לשדה או </text:span>לשיטה <text:span text:style-name="T66">המגיעים </text:span>מאחד משני הצדדים.<text:span text:style-name="T66"> למשל, אפשר לשנות את שם הקובץ ע"י שינוי המשתנה </text:span></text:p>
      <text:p text:style-name="P35"><text:span text:style-name="T8">f.</text:span><text:span text:style-name="T19">I</text:span><text:span text:style-name="T8">nputFile::</text:span><text:span text:style-name="T13">name</text:span></text:p>
      <text:p text:style-name="P44">אבל זה לא ישפיע על המשתנה </text:p>
      <text:p text:style-name="P35"><text:span text:style-name="T8">f.</text:span><text:span text:style-name="T19">O</text:span><text:span text:style-name="T13">utput</text:span><text:span text:style-name="T8">File::</text:span><text:span text:style-name="T13">name</text:span></text:p>
      <text:p text:style-name="P45">אלה שני משתנים שונים.</text:p>
      <text:p text:style-name="P39"><text:span text:style-name="T8">פתרון אחר הוא להגדיר את הירושות </text:span><text:span text:style-name="T14">של מחלקת הבסיס </text:span><text:span text:style-name="T8">כוירטואליות, באופן הבא:</text:span></text:p>
      <text:p text:style-name="P36"><text:span text:style-name="T4">struct </text:span><text:span text:style-name="T20">I</text:span><text:span text:style-name="T8">nputFile : </text:span><text:span text:style-name="T4">virtual</text:span><text:span text:style-name="T8"> </text:span><text:span text:style-name="T4">public</text:span><text:span text:style-name="T8"> </text:span><text:span text:style-name="T20">F</text:span><text:span text:style-name="T8">ile {</text:span></text:p>
      <text:p text:style-name="P60"><text:span text:style-name="T8"><text:s text:c="2"/></text:span><text:span text:style-name="T4">void</text:span><text:span text:style-name="T8"> read();</text:span></text:p>
      <text:p text:style-name="P61">};</text:p>
      <text:p text:style-name="P60"><text:span text:style-name="T4">struct </text:span><text:span text:style-name="T20">O</text:span><text:span text:style-name="T8">utputFile : </text:span><text:span text:style-name="T4">virtual</text:span><text:span text:style-name="T8"> </text:span><text:span text:style-name="T4">public</text:span><text:span text:style-name="T8"> </text:span><text:span text:style-name="T20">F</text:span><text:span text:style-name="T8">ile {</text:span></text:p>
      <text:p text:style-name="P60"><text:span text:style-name="T8"><text:s text:c="2"/></text:span><text:span text:style-name="T4">void</text:span><text:span text:style-name="T8"> write();</text:span></text:p>
      <text:p text:style-name="P61">};</text:p>
      <text:p text:style-name="P62"><text:span text:style-name="T8">במקרה זה, במחלקה הרביעית, הקומפיילר ייצר רק עותק </text:span><text:span text:style-name="T10">אחד </text:span><text:span text:style-name="T8">של מחלקת הבסיס (</text:span><text:span text:style-name="T21">F</text:span><text:span text:style-name="T8">ile). לא תהיה אי-בהירות - יהיה רק עותק אחד מכל שיטה ומכל שדה.</text:span></text:p>
      <text:p text:style-name="P64"/>
      <text:p text:style-name="P64">בעיה נוספת בירושת יהלום היא כשבונים את המחלקה הרביעית. באופן טבעי, הבנאי קורא לשני הבנאים של המחלקה השניה והשלישית, וכל אחד מהם קורא לבנאי של מחלקת הבסיס. יוצא שמחלקת הבסיס נבנית פעמיים - שגיאה לוגית.</text:p>
      <text:p text:style-name="P63"><text:span text:style-name="T8">הפתרון: הבנ</text:span><text:span text:style-name="T15">אי של המחלקה הרביעית צריך לקרוא ישירות לבנאי של מחלקת הבסיס - לפני שהוא קורא לבנאים הקודמים. כך הקומפיילר בונה קודם-כל את מחלקת הבסיס, ואז את שתי המחלקות היורשות - ולא בונה שוב את מחלקת-הבסיס.</text:span></text:p>
      <text:p text:style-name="Heading_20_2"><text:span text:style-name="T16">י</text:span><text:span text:style-name="T8">רושה כפולה - כן או לא?</text:span></text:p>
      <text:p text:style-name="P11">בגלל כל הבעיות הנגרמות ע"י ירושה כפולה, ישנן שפות רבות שאינן מאפשרות זאת, למשל, Java. </text:p>
      <text:p text:style-name="P11">בעבר היו ויכוחים סוערים בין תומכי ++C לתומכי Java בשאלה אם ירושה כפולה היא טובה או לא. כיום הדעות מעט התמתנו:</text:p>
      <text:list xml:id="list4753908648732696725" text:style-name="L1">
        <text:list-item>
          <text:p text:style-name="P72">מצד אחד, מומחים ל-++C<text:span text:style-name="T67"> ממליצים להשתמש בירושה כפולה רק כאשר רוב המחלקות המורישות הן וירטואליות-טהורות - בלי שדות. "ירושה כפולה" מסוג זה אפשרית גם בג'אבה - כל מחלקה יכולה לממש הרבה ממשקים.</text:span></text:p>
        </text:list-item>
        <text:list-item>
          <text:p text:style-name="P73">מצד שני, ב-Java החל מגירסה 8 יש אפשרות לשים בממשקים שיטות עם מימוש ברירת-מחדל (בעזרת מילת המפתח default). כך, כשמחלקה מממשת כמה ממשקים, היא נהנית מחלק מהיתרונות של ירושה כפולה.</text:p>
        </text:list-item>
      </text:list>
      <text:p text:style-name="Heading_20_2"><text:span text:style-name="T8">סדר </text:span><text:span text:style-name="T17">בניה </text:span></text:p>
      <text:p text:style-name="P52">אם יש ירושה וירטואלית במקום כלשהו בהיררכיה - קודם-כל נבנות מחלקות הבסיס הוירטואליות. <text:s/>הן נבנות לפי הסדר שבו הן מופיעות בסיור עומק-תחילה (depth-first search), ובכל רמה - לפי סדר הכתיבה בשורת הירושה.</text:p>
      <text:p text:style-name="P52"/>
      <text:p text:style-name="P46">אחרי שכל מחלקות-הבסיס-הוירטואליות בנויות, מתחילים לבנות את שאר המחלקות - מהבסיסיות ליורשות - לפי סדר הכתיבה בשורת הירושה.</text:p>
      <text:p text:style-name="P40"><text:span text:style-name="T10">שאלה</text:span><text:span text:style-name="T8">: האם אפשר להשתמש בקומפיילר כדי לפתור בעיות בתורת הגרפים? למשל, נתון גרף ורוצים לעבור עליו בסדר DFS. יוצרים עץ מחלקות המשקף את הגרף וקוראים לקומפיילר...</text:span></text:p>
      <text:p text:style-name="P41"/>
      <text:p text:style-name="P50">המרות סוגים</text:p>
      <text:p text:style-name="P12">בשפת סי, כשרוצים להמיר סוג, משתמשים בסוגריים. <text:span text:style-name="T71">יש הרבה סוגים של המרות וכולן מתבצעות באותו אופן. למשל:</text:span></text:p>
      <text:p text:style-name="P57"><text:span text:style-name="T23">double d = 3.0;</text:span><text:span text:style-name="T22"> <text:s/></text:span><text:span text:style-name="T8">int i = (int) d;</text:span><text:span text:style-name="T22"> <text:s text:c="2"/>// המרת מספרים</text:span></text:p>
      <text:p text:style-name="P88">const int* cp = &amp;i; <text:s text:c="2"/>int *ncp = (int*)cp; <text:s/>// המרה עוקפת קונסט</text:p>
      <text:p text:style-name="P58"><text:span text:style-name="T8">double* dP = (double*)ncp;</text:span><text:span text:style-name="T24"> <text:s/>// המרת פוינטר מסוג אחד לפוינטר מסוג אחר</text:span></text:p>
      <text:p text:style-name="P59"><text:span text:style-name="T24">B</text:span><text:span text:style-name="T8">ase *baseP1 = new Derived; <text:s/>Derived *derP1 = (derP*)baseP1;</text:span><text:span text:style-name="T58"> // המרת פוינטר בסיס שמצביע למחלקה יורשת, לפוינטר מהסוג הנכון.</text:span></text:p>
      <text:p text:style-name="P59"><text:span text:style-name="T8">Base *baseP2 = new Base; <text:s/>Derived *derP2 = (derP*)baseP2;</text:span><text:span text:style-name="T58"> // המרת פוינטר בסיס שמצביע למחלקת בסיס, לפוינטר מהסוג הלא-נכון.</text:span></text:p>
      <text:p text:style-name="P33"/>
      <text:p text:style-name="P33"/>
      <text:p text:style-name="P47">בשפת ++C, המרות מתבצעות ע"י אופרטורים מיוחדים<text:span text:style-name="T71"> - לכל סוג של המרה יש אופרטור עם שם משמעותי, שעוזר לקורא להבין איזו המרה בדיוק מתבצעת כאן. <text:s/>אנחנו נציג אותם מהנדיר לנפוץ.</text:span></text:p>
      <text:p text:style-name="P78"/>
      <text:p text:style-name="Heading_20_3">const_cast</text:p>
      <text:p text:style-name="P21"><text:span text:style-name="T31">האופרטור const_cast משמש להמרת מצביע</text:span><text:span text:style-name="T34"> או רפרנס </text:span><text:span text:style-name="T31">קבוע (const) </text:span><text:span text:style-name="T34">למצביע/רפרנס רגיל (לא const). הוא למעשה אומר לקומפיילר להתעלם מהבדיקה של const.</text:span></text:p>
      <text:p text:style-name="P80">אופרטור זה משמש במקרים נדירים מאד. בדרך-כלל, שימוש באופרטור זה מראה על שגיאה בתיכנון המחלקה. צריך לתכנן את המחלקה נכון כך שכל מה שצריך להיות const אכן יהיה const. </text:p>
      <text:p text:style-name="P22"><text:span text:style-name="T31">מתי בכל-זאת משתמשים בו? כשאנחנו מקבלים קוד ישן של מתכנת שעשה שגיאה ולא סימן פונקציה מסויימת כ-const למרות שבפועל היא כן const (לא משנה את העצם שהיא מקבלת כפרמטר). <text:s/>אם יש לנו גישה לקוד המקור - נשנה אותו ונסמן את הפונקציה כ-const. אבל לפעמים אין לנו גישה לקוד המקור אלא רק לקובץ הבינארי המקומפל. במקרה זה, </text:span><text:span text:style-name="T35">אנחנו משתמשים בconst_cast כדי להגיד לקומפיילר "סמוך עלינו, בדקנו ואנחנו יודעים שהפונקציה לא משנה את הארגומנט שלה, יהיה בסדר". </text:span></text:p>
      <text:p text:style-name="P81">כמו במקרים רבים אחרים בחיים, כשמישהו אומר "סמוך עליי" זה עלול להיות פתח לצרות... לכן בדרך-כלל לא נשתמש בהמרה זו.</text:p>
      <text:p text:style-name="P81"/>
      <text:p text:style-name="Heading_20_3">reinterpret_cast</text:p>
      <text:p text:style-name="P23"><text:span text:style-name="T31">האופרטור reinterpret_cast משמש להמרת </text:span><text:span text:style-name="T37">פוינטר או רפרנס מסוג </text:span><text:span text:style-name="T31">אחד לסוג אחר. האופרטור לא מבצע שום בדיקה - לא בזמן קימפול ולא בזמן ריצה.</text:span><text:span text:style-name="T38"> </text:span><text:span text:style-name="T39">כמו const_cast, הוא למעשה אומר לקומפיילר להתעלם מבדיקות הטיפוסים הרגילות שהוא מבצע, ולסמוך עלינו שאנחנו יודעים מה אנחנו עושים</text:span><text:span text:style-name="T43">. זה מסוכן ועלול לגרום לשגיאות לוגיות וערכים לא מוגדרים</text:span><text:span text:style-name="T39">.</text:span><text:span text:style-name="T42"> <text:s/>ראו תיקיה 4.</text:span></text:p>
      <text:p text:style-name="P25"><text:span text:style-name="T40">אם </text:span><text:span text:style-name="T31">reinterpret_cast</text:span><text:span text:style-name="T40"> כל-כך מסוכן, למה בכל-זאת משתמשים בו? שימוש לגיטימי הוא </text:span><text:span text:style-name="T31">כשרוצים לתרגם מחלקה כלשהי לבינארית לצורך כתיבה לקובץ בינארי (למשל קובץ תמונה).</text:span><text:span text:style-name="T41"> ראו </text:span><text:span text:style-name="T45">דוגמה בתיקיה 5.</text:span></text:p>
      <text:p text:style-name="P82"/>
      <text:p text:style-name="P65">static_cast</text:p>
      <text:p text:style-name="P13"><text:span text:style-name="T75">ה</text:span>אופרטור static_cast משמש להמרה <text:span text:style-name="T75">המתבצעת ע"י פונקציה ידועה בזמן קומפילציה. לדוגמה:</text:span></text:p>
      <text:p text:style-name="P69"><text:span text:style-name="T5">double</text:span><text:span text:style-name="T72"> d = 12.45;</text:span></text:p>
      <text:p text:style-name="P67"><text:span text:style-name="T5">int</text:span><text:span text:style-name="T25"> i = </text:span><text:span text:style-name="T5">static_cast</text:span><text:span text:style-name="T25">&lt;</text:span><text:span text:style-name="T5">int</text:span><text:span text:style-name="T25">&gt;(</text:span><text:span text:style-name="T69">d</text:span><text:span text:style-name="T25">);</text:span></text:p>
      <text:p text:style-name="P53">זו המרה של מספר ממשי למספר שלם, המתבצעת ע"י פעולה ידועה - לקיחת החלק השלם בלבד. באותו אופן אפשר להמיר מספר שלם למספר ממשי. </text:p>
      <text:p text:style-name="P53"/>
      <text:p text:style-name="P71">למה זה עדיף על המרה בעזרת סוגריים כמו בסי - </text:p>
      <text:p text:style-name="P67"><text:span text:style-name="T5">int</text:span><text:span text:style-name="T25"> i = </text:span><text:span text:style-name="T26">(</text:span><text:span text:style-name="T5">int</text:span><text:span text:style-name="T26">)</text:span><text:span text:style-name="T27">d</text:span><text:span text:style-name="T25">;</text:span></text:p>
      <text:p text:style-name="P48">? משתי סיבות<text:span text:style-name="T76">:</text:span></text:p>
      <text:p text:style-name="P48">א. <text:span text:style-name="T73">קל יותר למצוא המרות בקוד - פשוט מחפשים את המחרוזת static_cast. </text:span></text:p>
      <text:p text:style-name="P49">ב. ההמרה בעזרת סוגריים עלולה להיות שגויה. למשל, בעזרת סוגריים אפשר להמיר מצביע למספר ממשי למצביע למספר שלם:</text:p>
      <text:p text:style-name="P68"><text:span text:style-name="T5">int</text:span><text:span text:style-name="T6">*</text:span><text:span text:style-name="T25"> i</text:span><text:span text:style-name="T27">p</text:span><text:span text:style-name="T25"> = </text:span><text:span text:style-name="T26">(</text:span><text:span text:style-name="T5">int</text:span><text:span text:style-name="T7">*</text:span><text:span text:style-name="T26">)</text:span><text:span text:style-name="T69">d</text:span><text:span text:style-name="T70">p</text:span><text:span text:style-name="T25">;</text:span></text:p>
      <text:p text:style-name="P14">ההמרה נראית בדיוק כמו קודם אבל היא שגויה - התוצאה תהיה זבל.<text:span text:style-name="T74"> </text:span>לעומת זאת, <text:span text:style-name="T74">אם נכתוב:</text:span></text:p>
      <text:p text:style-name="P67"><text:span text:style-name="T5">int</text:span><text:span text:style-name="T6">*</text:span><text:span text:style-name="T25"> i</text:span><text:span text:style-name="T27">p</text:span><text:span text:style-name="T25"> = </text:span><text:span text:style-name="T5">static_cast</text:span><text:span text:style-name="T25">&lt;</text:span><text:span text:style-name="T5">int</text:span><text:span text:style-name="T7">*</text:span><text:span text:style-name="T25">&gt;(</text:span><text:span text:style-name="T69">d</text:span><text:span text:style-name="T70">p</text:span><text:span text:style-name="T25">);</text:span></text:p>
      <text:p text:style-name="P70"><text:span text:style-name="T29">הקומפיילר </text:span><text:span text:style-name="T25">יציל אותנו </text:span><text:span text:style-name="T28">מנפילה לפח הזבל</text:span><text:span text:style-name="T25"> בכך שיכריז על שגיאת קומפילציה - אין המרה סטטית המאפשרת להמיר מצביע לממשי למצביע לשלם</text:span><text:span text:style-name="T30"> (ראו תיקיה 4)</text:span><text:span text:style-name="T25">.</text:span></text:p>
      <text:p text:style-name="P20"><text:span text:style-name="T32">א</text:span><text:span text:style-name="T31">יך זה עובד עם מחלקות</text:span><text:span text:style-name="T33">?</text:span></text:p>
      <text:list xml:id="list7102230331991164890" text:style-name="L2">
        <text:list-item>
          <text:p text:style-name="P84">static_cast חוסם המרות בין מצביעי-מחלקות שאין ביניהן קשר (אף אחת לא יורשת מהשניה).</text:p>
        </text:list-item>
        <text:list-item>
          <text:p text:style-name="P87"><text:span text:style-name="T31">static_cast מאפשר המרה של מצביע למחלקה יורשת אל מצביע למחלקת הבסיס - והמרה כזאת היא בטוחה</text:span><text:span text:style-name="T36"> (אבל היא מתבצעת אוטומטית גם בלי static_cast).</text:span></text:p>
        </text:list-item>
        <text:list-item>
          <text:p text:style-name="P87"><text:span text:style-name="T31">static_cast מאפשר גם המרה של מצביע למחלקת בסיס אל מצביע למחלקה יורשת - והמרה כזאת היא </text:span><text:span text:style-name="T53">מסוכנת </text:span><text:span text:style-name="T31">- היא נכונה רק אם המצביע המומר אכן הצביע לעצם מהסוג של המחלקה היורשת. <text:s/></text:span><text:span text:style-name="T53">לא מתבצעת </text:span><text:span text:style-name="T55">כל </text:span><text:span text:style-name="T31">בדיקה לנושא זה ולכן זו סכנה - עדיף במקרה זה להשתמש ב-dynamic_cast שנלמד בהמשך.</text:span></text:p>
        </text:list-item>
      </text:list>
      <text:p text:style-name="P83"/>
      <text:p text:style-name="P24"><text:span text:style-name="T54">שימו לב</text:span><text:span text:style-name="T45">: כשמשתמשים ב-static_cast, בדרך-כלל הקומפיילר מכניס פקודה כלשהי שתתבצע בזמן ריצה. כשמשתמשים ב-const_cast או reinterpret_cast, הקומפיילר לא מכניס שום פקודה לביצוע בזמן ריצה - ההוראה משפיעה על הקומפילציה בלבד.</text:span><text:span text:style-name="T42"> <text:s/></text:span><text:span text:style-name="T44">לא מאמינים? בדקו ב-godbolt.org</text:span><text:span text:style-name="T46">.</text:span></text:p>
      <text:p text:style-name="P83"/>
      <text:p text:style-name="P66">dynamic_cast</text:p>
      <text:p text:style-name="P26"><text:span text:style-name="T31">האופרטור</text:span><text:span text:style-name="T47"> dynamic_cast</text:span><text:span text:style-name="T31"> </text:span><text:span text:style-name="T47">משמש להמרה </text:span><text:span text:style-name="T48">של פוינטר/רפרנס למחלקת-בסיס </text:span><text:span text:style-name="T57">עם שיטות וירטואליות</text:span><text:span text:style-name="T48">, אל פוינטר/רפרנס למחלקה יורשת שלה. <text:s/>כשמשתמשים באופרטור זה, הקומפיילר מכניס בדיקה, המתבצעת בזמן ריצה, אם העצם שמצביעים אליו אכן מתאים לסוג שאליו רוצים להמיר.</text:span></text:p>
      <text:p text:style-name="P27"><text:span text:style-name="T31">לדוגמה, אם יש לנו מצביע מסוג Shape לעצם מסוג Circle, אפשר להמיר אותו ע"י המרה דינמית למצביע מסוג Circle. אבל, אם ננסה להמיר אותו למצביע מסוג Square, האופרטור יחזיר </text:span><text:span text:style-name="T49">null.</text:span></text:p>
      <text:p text:style-name="P28"><text:span text:style-name="T31">אם ננסה להמיר רפרנס במקום מצביע - לא נקבל null (כי אין רפרנס כזה) אלא נקבל חריגה - bad_</text:span><text:span text:style-name="T51">cast</text:span><text:span text:style-name="T31">.</text:span></text:p>
      <text:p text:style-name="P29"><text:span text:style-name="T31">הבדיקה מתבצעת לפי </text:span><text:span text:style-name="T56">סוג העצם בזמן ריצה</text:span><text:span text:style-name="T31">. <text:s text:c="3"/>לכן, אפשר לבצע בדיקה זו רק אם העצם הוא ממחלקה שיש לה מידע על סוגים בזמן ריצה - כלומר מחלקה שיש לה טבלת שיטות וירטואליות. <text:s/>אם למחלקת הבסיס אין שיטות וירטואליות - הקומפיילר לא ייתן לנו להשתמש ב-dynamic_cast.</text:span></text:p>
      <text:p text:style-name="P29"><text:span text:style-name="T31">אפשר להשתמש ב-dynamic_cast כדי לדמות את אופרטור instanceof</text:span><text:span text:style-name="T50">. ראו דוגמה בתיקיה </text:span><text:span text:style-name="T52">6</text:span><text:span text:style-name="T50">.</text:span></text:p>
      <text:p text:style-name="P85">שימו לב: dynamic_cast היא פעולה "יקרה" בזמן ריצה - היא צריכה לעבור על כל עץ הירושה כדי לקבוע אם ההמרה תקינה או לא.</text:p>
      <text:p text:style-name="P85"/>
      <text:p text:style-name="P30">מידע על סוגים בזמן ריצה - RTTI</text:p>
      <text:p text:style-name="Text_20_body">ה<text:span text:style-name="T77">אופרטור dynamic_cast משתמש במידע על סוג העצם בזמן ריצה. </text:span></text:p>
      <text:p text:style-name="P16">אנחנו יכולים לגשת למידע הזה ישירות בעצמנו, בעזרת האופרטור <text:span text:style-name="T78">typeid</text:span>.</text:p>
      <text:p text:style-name="P17">כשמריצים typeid על עצם, מקבלים מצביע למבנה המכיל <text:span text:style-name="T80">מידע על סוג העצם, כגון השם שלו (השיטה name), האינדקס שלו, ועוד. </text:span></text:p>
      <text:p text:style-name="P18">אם העצם הוא מסוג סטטי - המידע נקבע בזמן קומפילציה. אם העצם הוא מסוג פולימורפי (- צאצא של עצם עם פונקציות וירטואליות), אז הקריאה ל-typeid יוצרת פעולה בזמן ריצה הפונה לטבלה הוירטואלית ושולפת משם את סוג העצם.<text:span text:style-name="T81"> ראו דוגמה בתיקיה 6.</text:span></text:p>
      <text:p text:style-name="P77">זמן הריצה - O(1) - לא צריך לעבור על כל עץ הירושה אלא רק ללכת לטבלה הוירטואלית של המחלקה הנוכחית.</text:p>
      <text:p text:style-name="P86">שימו לב<text:span text:style-name="T82">: אפשר להגיד לקומפיילר שלא ישמור בכלל מידע על סוגים בזמן ריצה, כך שלא יהיה לנו dynamic_cast ולא typeid. <text:s/>בקומפיילר של ויז'ואל סטודיו זו ברירת המחדל - כדי לחסוך זמן ומקום בזיכרון. אם רוצים להשתמש באפשרויות האלו צריך לשנות את ההגדרות של הקומפיילר.</text:span></text:p>
      <text:p text:style-name="P86"/>
      <text:p text:style-name="P19">מקורות</text:p>
      <text:list xml:id="list2764442865203155504" text:style-name="L3">
        <text:list-item>
          <text:p text:style-name="P74">מצג<text:span text:style-name="T3">ו</text:span>ת של<text:span text:style-name="T2"> </text:span>אופיר פלא<text:span text:style-name="T3"> ומירי בן-ניסן.</text:span></text:p>
        </text:list-item>
        <text:list-item>
          <text:p text:style-name="P75">http://en.cppreference.com/w/cpp/language/reinterpret_cast</text:p>
        </text:list-item>
        <text:list-item>
          <text:p text:style-name="P75">https://stackoverflow.com/q/103512/827927<text:span text:style-name="T79"> - למה להשתמש בstatic_cast?</text:span></text:p>
        </text:list-item>
        <text:list-item>
          <text:p text:style-name="P76">http://en.cppreference.com/w/cpp/language/typeid</text:p>
        </text:list-item>
      </text:list>
      <text:p text:style-name="P15"/>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1" svg:font-family="'David CLM'" style:font-pitch="variable"/>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5-03T16:33:33.630388398</dc:date>
    <meta:editing-duration>P12DT6H2M33S</meta:editing-duration>
    <meta:editing-cycles>1186</meta:editing-cycles>
    <meta:document-statistic meta:table-count="0" meta:image-count="0" meta:object-count="0" meta:page-count="1" meta:paragraph-count="108" meta:word-count="1649" meta:character-count="9604" meta:non-whitespace-character-count="8029"/>
  </office:meta>
</office:document-meta>
</file>